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column table:style-name="co1" table:default-cell-style-name="ce11"/>
        <table:table-row table:style-name="ro1">
          <table:table-cell table:style-name="Default"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style-name="Default"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formula="of:=([.M3]+[.O3])/([.L3]+[.N3])" office:value-type="float" office:value="38.3808741373644">
            <text:p>38,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formula="of:=([.M4]+[.O4])/([.L4]+[.N4])" office:value-type="float" office:value="14.8363210044626">
            <text:p>14,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table:style-name="ce5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Unlike Hindi, ICON 2009 and 2010 data are almost identical.</text:p>
          </table:table-cell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formula="of:=([.M5]+[.O5])/([.L5]+[.N5])" office:value-type="float" office:value="6.42338352524358">
            <text:p>6,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 office:value-type="string">
            <text:p>CoNLL 2009 training data is shorter because there is much larger development and evaluation test data.</text:p>
          </table:table-cell>
          <table:table-cell office:value-type="float" office:value="14958">
            <text:p>14958</text:p>
          </table:table-cell>
          <table:table-cell office:value-type="float" office:value="430844">
            <text:p>430844</text:p>
          </table:table-cell>
          <table:table-cell office:value-type="float" office:value="167">
            <text:p>167</text:p>
          </table:table-cell>
          <table:table-cell office:value-type="float" office:value="5016">
            <text:p>5016</text:p>
          </table:table-cell>
          <table:table-cell table:formula="of:=([.M6]+[.O6])/([.L6]+[.N6])" office:value-type="float" office:value="28.8171900826446">
            <text:p>28,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formula="of:=([.M7]+[.O7])/([.L7]+[.N7])" office:value-type="float" office:value="17.0378167641326">
            <text:p>17,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formula="of:=([.M8]+[.O8])/([.L8]+[.N8])" office:value-type="float" office:value="18.1854136429608">
            <text:p>18,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5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formula="of:=([.M9]+[.O9])/([.L9]+[.N9])" office:value-type="float" office:value="17.9039978958443">
            <text:p>17,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6" office:value-type="string">
            <text:p>YES</text:p>
          </table:table-cell>
          <table:table-cell table:number-columns-repeated="3"/>
          <table:table-cell table:style-name="ce6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0]+[.O10])/([.L10]+[.N10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 office:value-type="string">
            <text:p>CoNLL 2009 data is more than twice as large as 2007. Development test data is six times larger.</text:p>
          </table:table-cell>
          <table:table-cell office:value-type="float" office:value="39279">
            <text:p>39279</text:p>
          </table:table-cell>
          <table:table-cell office:value-type="float" office:value="958167">
            <text:p>958167</text:p>
          </table:table-cell>
          <table:table-cell office:value-type="float" office:value="1334">
            <text:p>1334</text:p>
          </table:table-cell>
          <table:table-cell office:value-type="float" office:value="33368">
            <text:p>33368</text:p>
          </table:table-cell>
          <table:table-cell table:formula="of:=([.M11]+[.O11])/([.L11]+[.N11])" office:value-type="float" office:value="24.4142269716593">
            <text:p>24,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formula="of:=([.M12]+[.O12])/([.L12]+[.N12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6" office:value-type="string">
            <text:p>YES</text:p>
          </table:table-cell>
          <table:table-cell table:number-columns-repeated="3"/>
          <table:table-cell table:style-name="ce6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3]+[.O13])/([.L13]+[.N13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table:style-name="ce5"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 table:style-name="ce9"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formula="of:=21165-[.N14]" office:value-type="float" office:value="20636">
            <text:p>20636</text:p>
          </table:table-cell>
          <table:table-cell table:formula="of:=309092-[.O14]" office:value-type="float" office:value="303143">
            <text:p>303143</text:p>
          </table:table-cell>
          <table:table-cell table:style-name="ce9" office:value-type="float" office:value="529">
            <text:p>529</text:p>
          </table:table-cell>
          <table:table-cell table:style-name="ce9" office:value-type="float" office:value="5949">
            <text:p>5949</text:p>
          </table:table-cell>
          <table:table-cell table:formula="of:=([.M14]+[.O14])/([.L14]+[.N14])" office:value-type="float" office:value="14.6039215686275">
            <text:p>14,6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table:style-name="ce5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ignificantly larger than 2009 and contains more fine-grained annotation. Nodes are tokens, not chunks (i.e. there are nodes for postpositions, too).</text:p>
          </table:table-cell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formula="of:=([.M15]+[.O15])/([.L15]+[.N15])" office:value-type="float" office:value="21.9254623044097">
            <text:p>21,9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formula="of:=([.M16]+[.O16])/([.L16]+[.N16])" office:value-type="float" office:value="21.6598692403487">
            <text:p>21,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formula="of:=([.M17]+[.O17])/([.L17]+[.N17])" office:value-type="float" office:value="22.7136052396547">
            <text:p>22,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5" office:value-type="string">
            <text:p>YES: Verbmobil</text:p>
          </table:table-cell>
          <table:table-cell/>
          <table:table-cell table:style-name="ce6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6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formula="of:=([.M18]+[.O18])/([.L18]+[.N18])" office:value-type="float" office:value="8.85326423703036">
            <text:p>8,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table:style-name="ce5"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 table:style-name="ce9"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formula="of:=3473-[.N19]" office:value-type="float" office:value="3157">
            <text:p>3157</text:p>
          </table:table-cell>
          <table:table-cell table:formula="of:=53143-[.O19]" office:value-type="float" office:value="48354">
            <text:p>48354</text:p>
          </table:table-cell>
          <table:table-cell table:style-name="ce9" office:value-type="float" office:value="316">
            <text:p>316</text:p>
          </table:table-cell>
          <table:table-cell table:style-name="ce9" office:value-type="float" office:value="4789">
            <text:p>4789</text:p>
          </table:table-cell>
          <table:table-cell table:formula="of:=([.M19]+[.O19])/([.L19]+[.N19])" office:value-type="float" office:value="15.3017564065649">
            <text:p>15,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5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formula="of:=([.M20]+[.O20])/([.L20]+[.N20])" office:value-type="float" office:value="14.6089552238806">
            <text:p>14,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formula="of:=([.M21]+[.O21])/([.L21]+[.N21])" office:value-type="float" office:value="22.7102254514371">
            <text:p>22,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Syntagrus?</text:p>
          </table:table-cell>
          <table:table-cell table:style-name="ce8"/>
          <table:table-cell office:value-type="string">
            <text:p>Probably OK</text:p>
          </table:table-cell>
          <table:table-cell office:value-type="string">
            <text:p>Dan got in 2006 a copy from Igor Boguslavskij and promised to let him know about interesting outcomes.</text:p>
          </table:table-cell>
          <table:table-cell table:number-columns-repeated="4"/>
          <table:table-cell table:formula="of:=([.M22]+[.O22])/([.L22]+[.N22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formula="of:=([.M23]+[.O23])/([.L23]+[.N23])" office:value-type="float" office:value="18.150826446281">
            <text:p>18,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formula="of:=([.M24]+[.O24])/([.L24]+[.N24])" office:value-type="float" office:value="17.2445980229201">
            <text:p>17,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table:style-name="ce5"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office:value-type="float" office:value="480">
            <text:p>480</text:p>
          </table:table-cell>
          <table:table-cell office:value-type="float" office:value="7592">
            <text:p>7592</text:p>
          </table:table-cell>
          <table:table-cell office:value-type="float" office:value="120">
            <text:p>120</text:p>
          </table:table-cell>
          <table:table-cell office:value-type="float" office:value="1989">
            <text:p>1989</text:p>
          </table:table-cell>
          <table:table-cell table:formula="of:=([.M25]+[.O25])/([.L25]+[.N25])" office:value-type="float" office:value="15.9683333333333">
            <text:p>15,9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table:style-name="ce5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lightly smaller than 2009. Possibly a corrected or refined version?</text:p>
          </table:table-cell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formula="of:=([.M26]+[.O26])/([.L26]+[.N26])" office:value-type="float" office:value="3.94620689655172">
            <text:p>3,9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formula="of:=([.M27]+[.O27])/([.L27]+[.N27])" office:value-type="float" office:value="11.743049705139">
            <text:p>11,7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7" office:value-type="string">
            <text:p>OK: ÚFAL has bought a license, Pavel Straňák was the negotiating person. The Penn Chinese Treebank (CoNLL 2009) is also OK because we are members of the LDC.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formula="of:=([.M28]+[.O28])/([.L28]+[.N28])" office:value-type="float" office:value="0">
            <text:p>#DIV/0!</text:p>
          </table:table-cell>
        </table:table-row>
      </table:table>
      <table:table table:name="Alternatives" table:style-name="ta1" table:print="false"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reebank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/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hi</text:p>
          </table:table-cell>
          <table:table-cell/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H3]+[.J3])/([.G3]+[.I3])" office:value-type="float" office:value="21.9254623044097">
            <text:p>21,93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WX encoding. The original files in /net/data/icon2010 are not converted to UTF-8. This version, unlike the one from 2009, should have manual part-of-speech tags even for postpositions.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hi</text:p>
          </table:table-cell>
          <table:table-cell/>
          <table:table-cell office:value-type="float" office:value="1501">
            <text:p>1501</text:p>
          </table:table-cell>
          <table:table-cell office:value-type="float" office:value="13779">
            <text:p>13779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table:style-name="ce11" table:formula="of:=([.H4]+[.J4])/([.G4]+[.I4])" office:value-type="float" office:value="9.10296789824349">
            <text:p>9,10</text:p>
          </table:table-cell>
          <table:table-cell table:number-columns-repeated="2"/>
          <table:table-cell office:value-type="string">
            <text:p>Nakonec ani tohle není v UTF-8, takže to teprve musím překódovat.</text:p>
          </table:table-cell>
        </table:table-row>
        <table:table-row table:style-name="ro1">
          <table:table-cell table:style-name="Default" office:value-type="string">
            <text:p>Jak se převede kódování WX do příslušného indického písma v UTF-8?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Převádět pouze slovní tvary, nebo i lemmata? Můj skript převádí obojí, tak to tak asi nechám.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/net/work/people/zeman/parsing/projects/icon2009/conll_wx2utf.pl -l [hi|bn|te]</text:p>
          </table:table-cell>
          <table:table-cell table:number-columns-repeated="1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bn/bangla_training.morph.conll</text:p>
          </table:table-cell>
          <table:table-cell/>
          <table:table-cell office:value-type="float" office:value="980">
            <text:p>980</text:p>
          </table:table-cell>
          <table:table-cell office:value-type="float" office:value="6449">
            <text:p>6449</text:p>
          </table:table-cell>
          <table:table-cell office:value-type="float" office:value="150">
            <text:p>150</text:p>
          </table:table-cell>
          <table:table-cell office:value-type="float" office:value="811">
            <text:p>811</text:p>
          </table:table-cell>
          <table:table-cell table:style-name="ce11" table:formula="of:=([.H8]+[.J8])/([.G8]+[.I8])" office:value-type="float" office:value="6.42477876106195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bn/fine-grained</text:p>
          </table:table-cell>
          <table:table-cell/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H9]+[.J9])/([.G9]+[.I9])" office:value-type="float" office:value="6.42338352524358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te/telugu_training.morph.conll</text:p>
          </table:table-cell>
          <table:table-cell/>
          <table:table-cell office:value-type="float" office:value="1456">
            <text:p>1456</text:p>
          </table:table-cell>
          <table:table-cell office:value-type="float" office:value="5494">
            <text:p>5494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table:style-name="ce11" table:formula="of:=([.H10]+[.J10])/([.G10]+[.I10])" office:value-type="float" office:value="3.8412204234122">
            <text:p>3,84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te/fine-grained</text:p>
          </table:table-cell>
          <table:table-cell/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H11]+[.J11])/([.G11]+[.I11])" office:value-type="float" office:value="3.94620689655172">
            <text:p>3,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Ancient Greek Dependency Treebank (AGDT)</text:p>
          </table:table-cell>
          <table:table-cell office:value-type="string">
            <text:p><text:a xlink:href="http://nlp.perseus.tufts.edu/syntax/treebank/greek.html">http://nlp.perseus.tufts.edu/syntax/treebank/greek.html</text:a></text:p>
          </table:table-cell>
          <table:table-cell office:value-type="string">
            <text:p>/net/data/ancient-greek-dt/1.2/data</text:p>
          </table:table-cell>
          <table:table-cell/>
          <table:table-cell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Latin Dependency Treebank</text:p>
          </table:table-cell>
          <table:table-cell office:value-type="string">
            <text:p><text:a xlink:href="http://nlp.perseus.tufts.edu/syntax/treebank/latin.html">http://nlp.perseus.tufts.edu/syntax/treebank/latin.html</text:a></text:p>
          </table:table-cell>
          <table:table-cell office:value-type="string">
            <text:p>/net/data/latin-dt/1.5/data</text:p>
          </table:table-cell>
          <table:table-cell/>
          <table:table-cell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.06.2011</text:date>, <text:time>16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9T16:01:57.40</dc:date>
    <dc:creator>Daniel Zeman</dc:creator>
    <meta:editing-duration>PT22H15M57S</meta:editing-duration>
    <meta:editing-cycles>46</meta:editing-cycles>
    <meta:generator>OpenOffice.org/3.3$Win32 OpenOffice.org_project/330m20$Build-9567</meta:generator>
    <meta:document-statistic meta:table-count="2" meta:cell-count="430" meta:object-count="0"/>
  </office:meta>
</office:document-meta>
</file>